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da8cf" officeooo:paragraph-rsid="001da8cf"/>
    </style:style>
    <style:style style:name="P2" style:family="paragraph" style:parent-style-name="Standard">
      <style:text-properties officeooo:rsid="001da8cf" officeooo:paragraph-rsid="001f059c"/>
    </style:style>
    <style:style style:name="T1" style:family="text">
      <style:text-properties officeooo:rsid="001f05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  <text:p text:style-name="P2"><text:span text:style-name="T1">Public:</text:span></text:p>
      <text:p text:style-name="P2"><text:span text:style-name="T1"/></text:p>
      <text:p text:style-name="P2"><text:span text:style-name="T1">mI0EUIpwCwEEAILQbPPERkjiDi8l04LCRE/Q1aKmpsh6W3FT0cpl7DrwV1gpkVfD</text:span></text:p>
      <text:p text:style-name="P2"><text:span text:style-name="T1">0k2gMxIFV4zFqqsUTK3JKN0OsKef6KiEtl3qDiT52CCGNhGLxyhc+DkPpitZAmQA</text:span></text:p>
      <text:p text:style-name="P2"><text:span text:style-name="T1">yLPkqtfPlXl2SISH5EeKZbEsl7lhtg304hpxiaEvOJS9Msww5zPDcyqZABEBAAG0</text:span></text:p>
      <text:p text:style-name="P2"><text:span text:style-name="T1">AIicBBABAgAGBQJQinALAAoJEFWXPb23hPuRbvYD/iDfRX6lotRnLDfVyBHOH89e</text:span></text:p>
      <text:p text:style-name="P2"><text:span text:style-name="T1">LxwexNZInv2kbM6kSmp2xUkIaHgL5yv3Z8p6mIVyI/NirRwZz/CAWUXhreGwvvBt</text:span></text:p>
      <text:p text:style-name="P2"><text:span text:style-name="T1">h4FqqHToorY4mt/aQw0FCNG96dqcHD8TapzwG1iHnB4WCh41KNVqDAfqAVBEsBDe</text:span></text:p>
      <text:p text:style-name="P2"><text:span text:style-name="T1">xejUcGDtHaCUD7noUX50</text:span></text:p>
      <text:p text:style-name="P2"><text:span text:style-name="T1">=niC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evis </meta:initial-creator>
    <meta:creation-date>2012-10-26T16:43:46</meta:creation-date>
    <dc:date>2012-10-26T16:51:15</dc:date>
    <dc:creator>nevis </dc:creator>
    <meta:editing-duration>PT00H07M13S</meta:editing-duration>
    <meta:editing-cycles>3</meta:editing-cycles>
    <meta:generator>OpenOffice.org/3.2$Linux OpenOffice.org_project/320m19$Build-9505</meta:generator>
    <meta:document-statistic meta:table-count="0" meta:image-count="0" meta:object-count="0" meta:page-count="1" meta:paragraph-count="9" meta:word-count="9" meta:character-count="416"/>
  </office:meta>
</office:document-meta>
</file>